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1776" calcext:value-type="float">
            <text:p>98.79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9648" calcext:value-type="float">
            <text:p>98.52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9584" calcext:value-type="float">
            <text:p>98.7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7632" calcext:value-type="float">
            <text:p>96.87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2096" calcext:value-type="float">
            <text:p>97.5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552" calcext:value-type="float">
            <text:p>97.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5102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836" calcext:value-type="float">
            <text:p>97.36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